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4D79B"/>
    </style:style>
    <style:style style:name="ce3" style:family="table-cell" style:parent-style-name="Default" style:data-style-name="N2">
      <style:table-cell-properties fo:background-color="#C4D79B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2">
      <style:table-cell-properties fo:border-top="thin solid #000000" fo:border-bottom="none" fo:border-left="none" fo:border-right="none" fo:background-color="#C4D79B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fo:background-color="#C4D79B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zve" table:style-name="ta1">
        <table:table-column table:style-name="co1" table:number-columns-repeated="1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9" table:default-cell-style-name="ce1"/>
        <table:table-column table:style-name="co1" table:default-cell-style-name="ce2"/>
        <table:table-column table:style-name="co1" table:number-columns-repeated="999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hid</text:p>
          </table:table-cell>
          <table:table-cell office:value-type="string" table:style-name="ce1">
            <text:p>tu_id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m_wage</text:p>
          </table:table-cell>
          <table:table-cell office:value-type="string" table:style-name="ce1">
            <text:p>m_childcare</text:p>
          </table:table-cell>
          <table:table-cell office:value-type="string" table:style-name="ce1">
            <text:p>m_self</text:p>
          </table:table-cell>
          <table:table-cell office:value-type="string" table:style-name="ce1">
            <text:p>m_kapinc</text:p>
          </table:table-cell>
          <table:table-cell office:value-type="string" table:style-name="ce1">
            <text:p>m_vermiet</text:p>
          </table:table-cell>
          <table:table-cell office:value-type="string" table:style-name="ce1">
            <text:p>renteneintritt</text:p>
          </table:table-cell>
          <table:table-cell office:value-type="string" table:style-name="ce1">
            <text:p>w_hours</text:p>
          </table:table-cell>
          <table:table-cell office:value-type="string" table:style-name="ce1">
            <text:p>ineducation</text:p>
          </table:table-cell>
          <table:table-cell office:value-type="string" table:style-name="ce1">
            <text:p>m_pensions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zveranl</text:p>
          </table:table-cell>
          <table:table-cell office:value-type="string" table:style-name="ce1">
            <text:p>child</text:p>
          </table:table-cell>
          <table:table-cell office:value-type="string" table:style-name="ce1">
            <text:p>handcap_degree</text:p>
          </table:table-cell>
          <table:table-cell office:value-type="string" table:style-name="ce1">
            <text:p>rvbeit</text:p>
          </table:table-cell>
          <table:table-cell office:value-type="string" table:style-name="ce1">
            <text:p>priv_pens_contr</text:p>
          </table:table-cell>
          <table:table-cell office:value-type="string" table:style-name="ce1">
            <text:p>avbeit</text:p>
          </table:table-cell>
          <table:table-cell office:value-type="string" table:style-name="ce1">
            <text:p>gkvbeit</text:p>
          </table:table-cell>
          <table:table-cell office:value-type="string" table:style-name="ce1">
            <text:p>pvbeit</text:p>
          </table:table-cell>
          <table:table-cell office:value-type="string" table:style-name="ce1">
            <text:p>alleinerz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child_num_tu</text:p>
          </table:table-cell>
          <table:table-cell office:value-type="string" table:style-name="ce1">
            <text:p>year</text:p>
          </table:table-cell>
          <table:table-cell office:value-type="string" table:style-name="ce2">
            <text:p>zve_nokfb</text:p>
          </table:table-cell>
          <table:table-cell office:value-type="string" table:style-name="ce2">
            <text:p>zve_kfb</text:p>
          </table:table-cell>
          <table:table-cell office:value-type="string" table:style-name="ce2">
            <text:p>zve_abg_nokfb</text:p>
          </table:table-cell>
          <table:table-cell office:value-type="string" table:style-name="ce2">
            <text:p>zve_abg_kfb</text:p>
          </table:table-cell>
          <table:table-cell table:style-name="ce1"/>
          <table:table-cell office:value-type="string" table:style-name="ce1">
            <text:p>vorsorg</text:p>
          </table:table-cell>
          <table:table-cell office:value-type="string" table:style-name="ce1">
            <text:p>gross_gde</text:p>
          </table:table-cell>
          <table:table-cell office:value-type="string" table:style-name="ce1">
            <text:p>kifreib</text:p>
          </table:table-cell>
          <table:table-cell office:value-type="string" table:style-name="ce1">
            <text:p>sonstigevors</text:p>
          </table:table-cell>
          <table:table-cell office:value-type="string" table:style-name="ce1">
            <text:p>zve_nokfb_ind</text:p>
          </table:table-cell>
          <table:table-cell office:value-type="string" table:style-name="ce1">
            <text:p>d_zve</text:p>
          </table:table-cell>
          <table:table-cell office:value-type="string" table:style-name="ce1">
            <text:p>d_zu_kfb</text:p>
          </table:table-cell>
          <table:table-cell office:value-type="string" table:style-name="ce1">
            <text:p>zve_temp</text:p>
          </table:table-cell>
          <table:table-cell office:value-type="string" table:style-name="ce1">
            <text:p>altfreib</text:p>
          </table:table-cell>
          <table:table-cell table:number-columns-repeated="16345"/>
        </table:table-row>
        <table:table-row table:style-name="ro1">
          <table:table-cell office:value-type="float" office:value="1" table:formula="of:=[.B2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43" table:formula="of:=[.Y2]+(65-[.W2])" table:style-name="ce1">
            <text:p>2043</text:p>
          </table:table-cell>
          <table:table-cell office:value-type="float" office:value="0" table:formula="of:=([.O2]=0)*40+([.O2]=1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0" table:formula="of:=MAX([.AF2]-[.AE2]-36;0)" table:style-name="ce3">
            <text:p>0.00</text:p>
          </table:table-cell>
          <table:table-cell office:value-type="float" office:value="0" table:formula="of:=[.Z2]-[.AG2]" table:style-name="ce3">
            <text:p>0.00</text:p>
          </table:table-cell>
          <table:table-cell office:value-type="float" office:value="363" table:formula="of:=[.Z2]+MAX([.G2]*12-801-36;0)" table:style-name="ce2">
            <text:p>363</text:p>
          </table:table-cell>
          <table:table-cell office:value-type="float" office:value="363" table:formula="of:=MAX([.AB2]-[.AG3];0)" table:style-name="ce2">
            <text:p>363</text:p>
          </table:table-cell>
          <table:table-cell table:style-name="ce1"/>
          <table:table-cell office:value-type="float" office:value="0" table:formula="of:=INT(((0.6+(0.02*([.Y2]-2005)))*(2*12*[.Q2]))-(12*[.Q2]))+[.AH2]" table:style-name="ce1">
            <text:p>0</text:p>
          </table:table-cell>
          <table:table-cell office:value-type="float" office:value="0" table:formula="of:=(12*[.F2]+(12*[.D2] - 1000)*([.D2]&gt;450)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NT(MAX(12 *(0.96*[.T2]+[.U2]); MIN(12 *(0.96*[.T2]+[.U2]+[.S2]);  1900)  ))" table:style-name="ce1">
            <text:p>0</text:p>
          </table:table-cell>
          <table:table-cell table:number-columns-repeated="16350" table:style-name="ce1"/>
        </table:table-row>
        <table:table-row table:style-name="ro1">
          <table:table-cell office:value-type="float" office:value="2" table:formula="of:=[.B3]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00" table:style-name="ce1">
            <text:p>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43" table:formula="of:=[.Y3]+(65-[.W3])" table:style-name="ce1">
            <text:p>2043</text:p>
          </table:table-cell>
          <table:table-cell office:value-type="float" office:value="0" table:formula="of:=([.O3]=0)*40+([.O3]=1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60" table:formula="of:=0.1*[.$D3]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2" table:formula="of:=0.02*[.D3]" table:style-name="ce1">
            <text:p>12</text:p>
          </table:table-cell>
          <table:table-cell office:value-type="float" office:value="48" table:formula="of:=0.08*[.D3]" table:style-name="ce1">
            <text:p>48</text:p>
          </table:table-cell>
          <table:table-cell office:value-type="float" office:value="9" table:formula="of:=0.015*[.D3]" table:style-name="ce1">
            <text:p>9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4842" table:formula="of:=MAX([.AF3]-[.AE3]-36;0)" table:style-name="ce3">
            <text:p>4842.00</text:p>
          </table:table-cell>
          <table:table-cell office:value-type="float" office:value="4842" table:formula="of:=[.Z3]-[.AG3]" table:style-name="ce3">
            <text:p>4842.00</text:p>
          </table:table-cell>
          <table:table-cell office:value-type="float" office:value="5241" table:formula="of:=[.Z3]+MAX([.G3]*12-801;0)" table:style-name="ce2">
            <text:p>5241</text:p>
          </table:table-cell>
          <table:table-cell office:value-type="float" office:value="5241" table:formula="of:=MAX([.AB3]-[.AG3];0)" table:style-name="ce2">
            <text:p>5241</text:p>
          </table:table-cell>
          <table:table-cell table:style-name="ce1"/>
          <table:table-cell office:value-type="float" office:value="1322" table:formula="of:=INT(((0.6+(0.02*([.Y3]-2005)))*(2*12*[.Q3]))-(12*[.Q3]))+[.AH3]" table:style-name="ce1">
            <text:p>1322</text:p>
          </table:table-cell>
          <table:table-cell office:value-type="float" office:value="6200" table:formula="of:=(12*[.F3]+(12*[.D3] - 1000)*([.D3]&gt;450))" table:style-name="ce1">
            <text:p>6200</text:p>
          </table:table-cell>
          <table:table-cell office:value-type="float" office:value="0" table:style-name="ce1">
            <text:p>0</text:p>
          </table:table-cell>
          <table:table-cell office:value-type="float" office:value="804" table:formula="of:=INT(MAX(12 *(0.96*[.T3]+[.U3]); MIN(12 *(0.96*[.T3]+[.U3]+[.S3]);  1900)  ))" table:style-name="ce1">
            <text:p>804</text:p>
          </table:table-cell>
          <table:table-cell office:value-type="float" office:value="518" table:formula="of:=[.AE3]-[.AH3]" table:style-name="ce1">
            <text:p>518</text:p>
          </table:table-cell>
          <table:table-cell table:number-columns-repeated="16349" table:style-name="ce1"/>
        </table:table-row>
        <table:table-row table:style-name="ro1">
          <table:table-cell office:value-type="float" office:value="3" table:formula="of:=[.B4]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900" table:style-name="ce1">
            <text:p>9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43" table:formula="of:=[.Y4]+(65-[.W4])" table:style-name="ce1">
            <text:p>2043</text:p>
          </table:table-cell>
          <table:table-cell office:value-type="float" office:value="0" table:formula="of:=([.O4]=0)*40+([.O4]=1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90" table:formula="of:=0.1*[.D4]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18" table:formula="of:=0.02*[.D4]" table:style-name="ce1">
            <text:p>18</text:p>
          </table:table-cell>
          <table:table-cell office:value-type="float" office:value="72" table:formula="of:=0.08*[.D4]" table:style-name="ce1">
            <text:p>72</text:p>
          </table:table-cell>
          <table:table-cell office:value-type="float" office:value="13.5" table:formula="of:=0.015*[.D4]" table:style-name="ce1">
            <text:p>13.5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7780" table:formula="of:=MAX([.AF4]-[.AE4]-36;0)" table:style-name="ce3">
            <text:p>7780.00</text:p>
          </table:table-cell>
          <table:table-cell office:value-type="float" office:value="7780" table:formula="of:=[.Z4]-[.AG4]" table:style-name="ce3">
            <text:p>7780.00</text:p>
          </table:table-cell>
          <table:table-cell office:value-type="float" office:value="8179" table:formula="of:=[.Z4]+MAX([.G4]*12-801;0)" table:style-name="ce2">
            <text:p>8179</text:p>
          </table:table-cell>
          <table:table-cell office:value-type="float" office:value="8179" table:formula="of:=MAX([.AB4]-[.AG4];0)" table:style-name="ce2">
            <text:p>8179</text:p>
          </table:table-cell>
          <table:table-cell table:style-name="ce1"/>
          <table:table-cell office:value-type="float" office:value="1984" table:formula="of:=INT(((0.6+(0.02*([.Y4]-2005)))*(2*12*[.Q4]))-(12*[.Q4]))+[.AH4]" table:style-name="ce1">
            <text:p>1984</text:p>
          </table:table-cell>
          <table:table-cell office:value-type="float" office:value="9800" table:formula="of:=(12*[.F4]+(12*[.D4] - 1000)*([.D4]&gt;450))" table:style-name="ce1">
            <text:p>9800</text:p>
          </table:table-cell>
          <table:table-cell office:value-type="float" office:value="0" table:style-name="ce1">
            <text:p>0</text:p>
          </table:table-cell>
          <table:table-cell office:value-type="float" office:value="1207" table:formula="of:=INT(MAX(12 *(0.96*[.T4]+[.U4]); MIN(12 *(0.96*[.T4]+[.U4]+[.S4]);  1900)  ))" table:style-name="ce1">
            <text:p>1207</text:p>
          </table:table-cell>
          <table:table-cell table:number-columns-repeated="16350" table:style-name="ce1"/>
        </table:table-row>
        <table:table-row table:style-name="ro1">
          <table:table-cell office:value-type="float" office:value="4" table:formula="of:=[.B5]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43" table:formula="of:=[.Y5]+(65-[.W5])" table:style-name="ce1">
            <text:p>2043</text:p>
          </table:table-cell>
          <table:table-cell office:value-type="float" office:value="0" table:formula="of:=([.O5]=0)*40+([.O5]=1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0.1*[.D5]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4" table:formula="of:=0.02*[.D5]" table:style-name="ce1">
            <text:p>24</text:p>
          </table:table-cell>
          <table:table-cell office:value-type="float" office:value="96" table:formula="of:=0.08*[.D5]" table:style-name="ce1">
            <text:p>96</text:p>
          </table:table-cell>
          <table:table-cell office:value-type="float" office:value="18" table:formula="of:=0.015*[.D5]" table:style-name="ce1">
            <text:p>18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10719" table:formula="of:=MAX([.AF5]-[.AE5]-36;0)" table:style-name="ce3">
            <text:p>10719.00</text:p>
          </table:table-cell>
          <table:table-cell office:value-type="float" office:value="10719" table:formula="of:=[.Z5]-[.AG5]" table:style-name="ce3">
            <text:p>10719.00</text:p>
          </table:table-cell>
          <table:table-cell office:value-type="float" office:value="11118" table:formula="of:=[.Z5]+MAX([.G5]*12-801;0)" table:style-name="ce2">
            <text:p>11118</text:p>
          </table:table-cell>
          <table:table-cell office:value-type="float" office:value="11118" table:formula="of:=MAX([.AB5]-[.AG5];0)" table:style-name="ce2">
            <text:p>11118</text:p>
          </table:table-cell>
          <table:table-cell table:style-name="ce1"/>
          <table:table-cell office:value-type="float" office:value="2645" table:formula="of:=INT(((0.6+(0.02*([.Y5]-2005)))*(2*12*[.Q5]))-(12*[.Q5]))+[.AH5]" table:style-name="ce1">
            <text:p>2645</text:p>
          </table:table-cell>
          <table:table-cell office:value-type="float" office:value="13400" table:formula="of:=(12*[.F5]+(12*[.D5] - 1000)*([.D5]&gt;450))" table:style-name="ce1">
            <text:p>13400</text:p>
          </table:table-cell>
          <table:table-cell office:value-type="float" office:value="0" table:style-name="ce1">
            <text:p>0</text:p>
          </table:table-cell>
          <table:table-cell office:value-type="float" office:value="1609" table:formula="of:=INT(MAX(12 *(0.96*[.T5]+[.U5]); MIN(12 *(0.96*[.T5]+[.U5]+[.S5]);  1900)  ))" table:style-name="ce1">
            <text:p>1609</text:p>
          </table:table-cell>
          <table:table-cell table:number-columns-repeated="16350" table:style-name="ce1"/>
        </table:table-row>
        <table:table-row table:style-name="ro1">
          <table:table-cell office:value-type="float" office:value="5" table:formula="of:=[.B6]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43" table:formula="of:=[.Y6]+(65-[.W6])" table:style-name="ce1">
            <text:p>2043</text:p>
          </table:table-cell>
          <table:table-cell office:value-type="float" office:value="0" table:formula="of:=([.O6]=0)*40+([.O6]=1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150" table:formula="of:=0.1*[.D6]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30" table:formula="of:=0.02*[.D6]" table:style-name="ce1">
            <text:p>30</text:p>
          </table:table-cell>
          <table:table-cell office:value-type="float" office:value="120" table:formula="of:=0.08*[.D6]" table:style-name="ce1">
            <text:p>120</text:p>
          </table:table-cell>
          <table:table-cell office:value-type="float" office:value="22.5" table:formula="of:=0.015*[.D6]" table:style-name="ce1">
            <text:p>22.5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13768" table:formula="of:=MAX([.AF6]-[.AE6]-36;0)" table:style-name="ce3">
            <text:p>13768.00</text:p>
          </table:table-cell>
          <table:table-cell office:value-type="float" office:value="13768" table:formula="of:=[.Z6]-[.AG6]" table:style-name="ce3">
            <text:p>13768.00</text:p>
          </table:table-cell>
          <table:table-cell office:value-type="float" office:value="14167" table:formula="of:=[.Z6]+MAX([.G6]*12-801;0)" table:style-name="ce2">
            <text:p>14167</text:p>
          </table:table-cell>
          <table:table-cell office:value-type="float" office:value="14167" table:formula="of:=MAX([.AB6]-[.AG6];0)" table:style-name="ce2">
            <text:p>14167</text:p>
          </table:table-cell>
          <table:table-cell table:style-name="ce1"/>
          <table:table-cell office:value-type="float" office:value="3196" table:formula="of:=INT(((0.6+(0.02*([.Y6]-2005)))*(2*12*[.Q6]))-(12*[.Q6]))+[.AH6]" table:style-name="ce1">
            <text:p>3196</text:p>
          </table:table-cell>
          <table:table-cell office:value-type="float" office:value="17000" table:formula="of:=(12*[.F6]+(12*[.D6] - 1000)*([.D6]&gt;450))" table:style-name="ce1">
            <text:p>17000</text:p>
          </table:table-cell>
          <table:table-cell office:value-type="float" office:value="0" table:style-name="ce1">
            <text:p>0</text:p>
          </table:table-cell>
          <table:table-cell office:value-type="float" office:value="1900" table:formula="of:=INT(MAX(12 *(0.96*[.T6]+[.U6]); MIN(12 *(0.96*[.T6]+[.U6]+[.S6]);  1900)  ))" table:style-name="ce1">
            <text:p>1900</text:p>
          </table:table-cell>
          <table:table-cell table:number-columns-repeated="16350" table:style-name="ce1"/>
        </table:table-row>
        <table:table-row table:style-name="ro1">
          <table:table-cell office:value-type="float" office:value="6" table:formula="of:=[.B7]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000" table:style-name="ce1">
            <text:p>5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43" table:formula="of:=[.Y7]+(65-[.W7])" table:style-name="ce1">
            <text:p>2043</text:p>
          </table:table-cell>
          <table:table-cell office:value-type="float" office:value="0" table:formula="of:=([.O7]=0)*40+([.O7]=1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500" table:formula="of:=0.1*[.D7]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float" office:value="100" table:formula="of:=0.02*[.D7]" table:style-name="ce1">
            <text:p>100</text:p>
          </table:table-cell>
          <table:table-cell office:value-type="float" office:value="400" table:formula="of:=0.08*[.D7]" table:style-name="ce1">
            <text:p>400</text:p>
          </table:table-cell>
          <table:table-cell office:value-type="float" office:value="75" table:formula="of:=0.015*[.D7]" table:style-name="ce1">
            <text:p>75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49136" table:formula="of:=MAX([.AF7]-[.AE7]-36;0)" table:style-name="ce3">
            <text:p>49136.00</text:p>
          </table:table-cell>
          <table:table-cell office:value-type="float" office:value="49136" table:formula="of:=[.Z7]-[.AG7]" table:style-name="ce3">
            <text:p>49136.00</text:p>
          </table:table-cell>
          <table:table-cell office:value-type="float" office:value="49535" table:formula="of:=[.Z7]+MAX([.G7]*12-801;0)" table:style-name="ce2">
            <text:p>49535</text:p>
          </table:table-cell>
          <table:table-cell office:value-type="float" office:value="49535" table:formula="of:=MAX([.AB7]-[.AG7];0)" table:style-name="ce2">
            <text:p>49535</text:p>
          </table:table-cell>
          <table:table-cell table:style-name="ce1"/>
          <table:table-cell office:value-type="float" office:value="9828" table:formula="of:=INT(((0.6+(0.02*([.Y7]-2005)))*(2*12*[.Q7]))-(12*[.Q7]))+[.AH7]" table:style-name="ce1">
            <text:p>9828</text:p>
          </table:table-cell>
          <table:table-cell office:value-type="float" office:value="59000" table:formula="of:=(12*[.F7]+(12*[.D7] - 1000)*([.D7]&gt;450))" table:style-name="ce1">
            <text:p>59000</text:p>
          </table:table-cell>
          <table:table-cell office:value-type="float" office:value="0" table:style-name="ce1">
            <text:p>0</text:p>
          </table:table-cell>
          <table:table-cell office:value-type="float" office:value="5508" table:formula="of:=INT(MAX(12 *(0.96*[.T7]+[.U7]); MIN(12 *(0.96*[.T7]+[.U7]+[.S7]);  1900)  ))" table:style-name="ce1">
            <text:p>5508</text:p>
          </table:table-cell>
          <table:table-cell table:number-columns-repeated="16350" table:style-name="ce1"/>
        </table:table-row>
        <table:table-row table:style-name="ro1">
          <table:table-cell office:value-type="float" office:value="7" table:formula="of:=[.B8]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35" table:formula="of:=[.Y8]+(65-[.W8])" table:style-name="ce1">
            <text:p>2035</text:p>
          </table:table-cell>
          <table:table-cell office:value-type="float" office:value="0" table:formula="of:=([.O8]=0)*40+([.O8]=1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0" table:style-name="ce1">
            <text:p>2010</text:p>
          </table:table-cell>
          <table:table-cell office:value-type="float" office:value="0" table:formula="of:=MAX([.AF8]-[.AE8]-36;0)" table:style-name="ce3">
            <text:p>0.00</text:p>
          </table:table-cell>
          <table:table-cell office:value-type="float" office:value="0" table:formula="of:=[.Z8]-[.AG8]" table:style-name="ce3">
            <text:p>0.00</text:p>
          </table:table-cell>
          <table:table-cell office:value-type="float" office:value="363" table:formula="of:=[.Z8]+MAX([.G8]*12-801-36;0)" table:style-name="ce2">
            <text:p>363</text:p>
          </table:table-cell>
          <table:table-cell office:value-type="float" office:value="363" table:formula="of:=MAX([.AB8]-[.AG8];0)" table:style-name="ce2">
            <text:p>363</text:p>
          </table:table-cell>
          <table:table-cell table:style-name="ce1"/>
          <table:table-cell office:value-type="float" office:value="0" table:formula="of:=INT(((0.6+(0.02*([.Y8]-2005)))*(2*12*[.Q8]))-(12*[.Q8]))+[.AH8]" table:style-name="ce1">
            <text:p>0</text:p>
          </table:table-cell>
          <table:table-cell office:value-type="float" office:value="0" table:formula="of:=(12*[.F8]+(12*[.D8] - 920)*([.D8]&gt;450)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NT(MAX(12 *(0.96*[.T8]+[.U8]); MIN(12 *(0.96*[.T8]+[.U8]+[.S8]);  1900)  ))" table:style-name="ce1">
            <text:p>0</text:p>
          </table:table-cell>
          <table:table-cell table:number-columns-repeated="16350" table:style-name="ce1"/>
        </table:table-row>
        <table:table-row table:style-name="ro1">
          <table:table-cell office:value-type="float" office:value="8" table:formula="of:=[.B9]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600" table:style-name="ce1">
            <text:p>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35" table:formula="of:=[.Y9]+(65-[.W9])" table:style-name="ce1">
            <text:p>2035</text:p>
          </table:table-cell>
          <table:table-cell office:value-type="float" office:value="0" table:formula="of:=([.O9]=0)*40+([.O9]=1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60" table:formula="of:=0.1*[.D9]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2" table:formula="of:=0.02*[.D9]" table:style-name="ce1">
            <text:p>12</text:p>
          </table:table-cell>
          <table:table-cell office:value-type="float" office:value="48" table:formula="of:=0.08*[.D9]" table:style-name="ce1">
            <text:p>48</text:p>
          </table:table-cell>
          <table:table-cell office:value-type="float" office:value="9" table:formula="of:=0.015*[.D9]" table:style-name="ce1">
            <text:p>9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0" table:style-name="ce1">
            <text:p>2010</text:p>
          </table:table-cell>
          <table:table-cell office:value-type="float" office:value="5152" table:formula="of:=MAX([.AF9]-[.AE9]-36;0)" table:style-name="ce3">
            <text:p>5152.00</text:p>
          </table:table-cell>
          <table:table-cell office:value-type="float" office:value="5152" table:formula="of:=[.Z9]-[.AG9]" table:style-name="ce3">
            <text:p>5152.00</text:p>
          </table:table-cell>
          <table:table-cell office:value-type="float" office:value="5551" table:formula="of:=[.Z9]+MAX([.G9]*12-801;0)" table:style-name="ce2">
            <text:p>5551</text:p>
          </table:table-cell>
          <table:table-cell office:value-type="float" office:value="5551" table:formula="of:=MAX([.AB9]-[.AG9];0)" table:style-name="ce2">
            <text:p>5551</text:p>
          </table:table-cell>
          <table:table-cell table:style-name="ce1"/>
          <table:table-cell office:value-type="float" office:value="1092" table:formula="of:=INT(((0.6+(0.02*([.Y9]-2005)))*(2*12*[.Q9]))-(12*[.Q9]))+[.AH9]" table:style-name="ce1">
            <text:p>1092</text:p>
          </table:table-cell>
          <table:table-cell office:value-type="float" office:value="6280" table:formula="of:=(12*[.F9]+(12*[.D9] - 920)*([.D9]&gt;450))" table:style-name="ce1">
            <text:p>6280</text:p>
          </table:table-cell>
          <table:table-cell office:value-type="float" office:value="0" table:style-name="ce1">
            <text:p>0</text:p>
          </table:table-cell>
          <table:table-cell office:value-type="float" office:value="804" table:formula="of:=INT(MAX(12 *(0.96*[.T9]+[.U9]); MIN(12 *(0.96*[.T9]+[.U9]+[.S9]);  1900)  ))" table:style-name="ce1">
            <text:p>804</text:p>
          </table:table-cell>
          <table:table-cell table:number-columns-repeated="16350" table:style-name="ce1"/>
        </table:table-row>
        <table:table-row table:style-name="ro1">
          <table:table-cell office:value-type="float" office:value="9" table:formula="of:=[.B10]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00" table:style-name="ce1">
            <text:p>9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35" table:formula="of:=[.Y10]+(65-[.W10])" table:style-name="ce1">
            <text:p>2035</text:p>
          </table:table-cell>
          <table:table-cell office:value-type="float" office:value="0" table:formula="of:=([.O10]=0)*40+([.O10]=1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90" table:formula="of:=0.1*[.D10]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18" table:formula="of:=0.02*[.D10]" table:style-name="ce1">
            <text:p>18</text:p>
          </table:table-cell>
          <table:table-cell office:value-type="float" office:value="72" table:formula="of:=0.08*[.D10]" table:style-name="ce1">
            <text:p>72</text:p>
          </table:table-cell>
          <table:table-cell office:value-type="float" office:value="13.5" table:formula="of:=0.015*[.D10]" table:style-name="ce1">
            <text:p>13.5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0" table:style-name="ce1">
            <text:p>2010</text:p>
          </table:table-cell>
          <table:table-cell office:value-type="float" office:value="8205" table:formula="of:=MAX([.AF10]-[.AE10]-36;0)" table:style-name="ce3">
            <text:p>8205.00</text:p>
          </table:table-cell>
          <table:table-cell office:value-type="float" office:value="8205" table:formula="of:=[.Z10]-[.AG10]" table:style-name="ce3">
            <text:p>8205.00</text:p>
          </table:table-cell>
          <table:table-cell office:value-type="float" office:value="8604" table:formula="of:=[.Z10]+MAX([.G10]*12-801;0)" table:style-name="ce2">
            <text:p>8604</text:p>
          </table:table-cell>
          <table:table-cell office:value-type="float" office:value="8604" table:formula="of:=MAX([.AB10]-[.AG10];0)" table:style-name="ce2">
            <text:p>8604</text:p>
          </table:table-cell>
          <table:table-cell table:style-name="ce1"/>
          <table:table-cell office:value-type="float" office:value="1639" table:formula="of:=INT(((0.6+(0.02*([.Y10]-2005)))*(2*12*[.Q10]))-(12*[.Q10]))+[.AH10]" table:style-name="ce1">
            <text:p>1639</text:p>
          </table:table-cell>
          <table:table-cell office:value-type="float" office:value="9880" table:formula="of:=(12*[.F10]+(12*[.D10] - 920)*([.D10]&gt;450))" table:style-name="ce1">
            <text:p>9880</text:p>
          </table:table-cell>
          <table:table-cell office:value-type="float" office:value="0" table:style-name="ce1">
            <text:p>0</text:p>
          </table:table-cell>
          <table:table-cell office:value-type="float" office:value="1207" table:formula="of:=INT(MAX(12 *(0.96*[.T10]+[.U10]); MIN(12 *(0.96*[.T10]+[.U10]+[.S10]);  1900)  ))" table:style-name="ce1">
            <text:p>1207</text:p>
          </table:table-cell>
          <table:table-cell table:number-columns-repeated="16350" table:style-name="ce1"/>
        </table:table-row>
        <table:table-row table:style-name="ro1">
          <table:table-cell office:value-type="float" office:value="10" table:formula="of:=[.B11]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35" table:formula="of:=[.Y11]+(65-[.W11])" table:style-name="ce1">
            <text:p>2035</text:p>
          </table:table-cell>
          <table:table-cell office:value-type="float" office:value="0" table:formula="of:=([.O11]=0)*40+([.O11]=1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0.1*[.D11]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4" table:formula="of:=0.02*[.D11]" table:style-name="ce1">
            <text:p>24</text:p>
          </table:table-cell>
          <table:table-cell office:value-type="float" office:value="96" table:formula="of:=0.08*[.D11]" table:style-name="ce1">
            <text:p>96</text:p>
          </table:table-cell>
          <table:table-cell office:value-type="float" office:value="18" table:formula="of:=0.015*[.D11]" table:style-name="ce1">
            <text:p>18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0" table:style-name="ce1">
            <text:p>2010</text:p>
          </table:table-cell>
          <table:table-cell office:value-type="float" office:value="11259" table:formula="of:=MAX([.AF11]-[.AE11]-36;0)" table:style-name="ce3">
            <text:p>11259.00</text:p>
          </table:table-cell>
          <table:table-cell office:value-type="float" office:value="11259" table:formula="of:=[.Z11]-[.AG11]" table:style-name="ce3">
            <text:p>11259.00</text:p>
          </table:table-cell>
          <table:table-cell office:value-type="float" office:value="11658" table:formula="of:=[.Z11]+MAX([.G11]*12-801;0)" table:style-name="ce2">
            <text:p>11658</text:p>
          </table:table-cell>
          <table:table-cell office:value-type="float" office:value="11658" table:formula="of:=MAX([.AB11]-[.AG11];0)" table:style-name="ce2">
            <text:p>11658</text:p>
          </table:table-cell>
          <table:table-cell table:style-name="ce1"/>
          <table:table-cell office:value-type="float" office:value="2185" table:formula="of:=INT(((0.6+(0.02*([.Y11]-2005)))*(2*12*[.Q11]))-(12*[.Q11]))+[.AH11]" table:style-name="ce1">
            <text:p>2185</text:p>
          </table:table-cell>
          <table:table-cell office:value-type="float" office:value="13480" table:formula="of:=(12*[.F11]+(12*[.D11] - 920)*([.D11]&gt;450))" table:style-name="ce1">
            <text:p>13480</text:p>
          </table:table-cell>
          <table:table-cell office:value-type="float" office:value="0" table:style-name="ce1">
            <text:p>0</text:p>
          </table:table-cell>
          <table:table-cell office:value-type="float" office:value="1609" table:formula="of:=INT(MAX(12 *(0.96*[.T11]+[.U11]); MIN(12 *(0.96*[.T11]+[.U11]+[.S11]);  1900)  ))" table:style-name="ce1">
            <text:p>1609</text:p>
          </table:table-cell>
          <table:table-cell table:number-columns-repeated="16350" table:style-name="ce1"/>
        </table:table-row>
        <table:table-row table:style-name="ro1">
          <table:table-cell office:value-type="float" office:value="11" table:formula="of:=[.B12]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35" table:formula="of:=[.Y12]+(65-[.W12])" table:style-name="ce1">
            <text:p>2035</text:p>
          </table:table-cell>
          <table:table-cell office:value-type="float" office:value="0" table:formula="of:=([.O12]=0)*40+([.O12]=1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150" table:formula="of:=0.1*[.D12]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30" table:formula="of:=0.02*[.D12]" table:style-name="ce1">
            <text:p>30</text:p>
          </table:table-cell>
          <table:table-cell office:value-type="float" office:value="120" table:formula="of:=0.08*[.D12]" table:style-name="ce1">
            <text:p>120</text:p>
          </table:table-cell>
          <table:table-cell office:value-type="float" office:value="22.5" table:formula="of:=0.015*[.D12]" table:style-name="ce1">
            <text:p>22.5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0" table:style-name="ce1">
            <text:p>2010</text:p>
          </table:table-cell>
          <table:table-cell office:value-type="float" office:value="14424" table:formula="of:=MAX([.AF12]-[.AE12]-36;0)" table:style-name="ce3">
            <text:p>14424.00</text:p>
          </table:table-cell>
          <table:table-cell office:value-type="float" office:value="14424" table:formula="of:=[.Z12]-[.AG12]" table:style-name="ce3">
            <text:p>14424.00</text:p>
          </table:table-cell>
          <table:table-cell office:value-type="float" office:value="14823" table:formula="of:=[.Z12]+MAX([.G12]*12-801;0)" table:style-name="ce2">
            <text:p>14823</text:p>
          </table:table-cell>
          <table:table-cell office:value-type="float" office:value="14823" table:formula="of:=MAX([.AB12]-[.AG12];0)" table:style-name="ce2">
            <text:p>14823</text:p>
          </table:table-cell>
          <table:table-cell table:style-name="ce1"/>
          <table:table-cell office:value-type="float" office:value="2620" table:formula="of:=INT(((0.6+(0.02*([.Y12]-2005)))*(2*12*[.Q12]))-(12*[.Q12]))+[.AH12]" table:style-name="ce1">
            <text:p>2620</text:p>
          </table:table-cell>
          <table:table-cell office:value-type="float" office:value="17080" table:formula="of:=(12*[.F12]+(12*[.D12] - 920)*([.D12]&gt;450))" table:style-name="ce1">
            <text:p>17080</text:p>
          </table:table-cell>
          <table:table-cell office:value-type="float" office:value="0" table:style-name="ce1">
            <text:p>0</text:p>
          </table:table-cell>
          <table:table-cell office:value-type="float" office:value="1900" table:formula="of:=INT(MAX(12 *(0.96*[.T12]+[.U12]); MIN(12 *(0.96*[.T12]+[.U12]+[.S12]);  1900)  ))" table:style-name="ce1">
            <text:p>1900</text:p>
          </table:table-cell>
          <table:table-cell table:number-columns-repeated="16350" table:style-name="ce1"/>
        </table:table-row>
        <table:table-row table:style-name="ro1">
          <table:table-cell office:value-type="float" office:value="12" table:formula="of:=[.B13]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8000" table:style-name="ce1">
            <text:p>8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35" table:formula="of:=[.Y13]+(65-[.W13])" table:style-name="ce1">
            <text:p>2035</text:p>
          </table:table-cell>
          <table:table-cell office:value-type="float" office:value="0" table:formula="of:=([.O13]=0)*40+([.O13]=1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800" table:formula="of:=0.1*[.D13]" table:style-name="ce1">
            <text:p>800</text:p>
          </table:table-cell>
          <table:table-cell office:value-type="float" office:value="0" table:style-name="ce1">
            <text:p>0</text:p>
          </table:table-cell>
          <table:table-cell office:value-type="float" office:value="160" table:formula="of:=0.02*[.D13]" table:style-name="ce1">
            <text:p>160</text:p>
          </table:table-cell>
          <table:table-cell office:value-type="float" office:value="640" table:formula="of:=0.08*[.D13]" table:style-name="ce1">
            <text:p>640</text:p>
          </table:table-cell>
          <table:table-cell office:value-type="float" office:value="120" table:formula="of:=0.015*[.D13]" table:style-name="ce1">
            <text:p>120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010" table:style-name="ce1">
            <text:p>2010</text:p>
          </table:table-cell>
          <table:table-cell office:value-type="float" office:value="83606" table:formula="of:=MAX([.AF13]-[.AE13]-36;0)" table:style-name="ce3">
            <text:p>83606.00</text:p>
          </table:table-cell>
          <table:table-cell office:value-type="float" office:value="83606" table:formula="of:=[.Z13]-[.AG13]" table:style-name="ce3">
            <text:p>83606.00</text:p>
          </table:table-cell>
          <table:table-cell office:value-type="float" office:value="84005" table:formula="of:=[.Z13]+MAX([.G13]*12-801;0)" table:style-name="ce2">
            <text:p>84005</text:p>
          </table:table-cell>
          <table:table-cell office:value-type="float" office:value="84005" table:formula="of:=MAX([.AB13]-[.AG13];0)" table:style-name="ce2">
            <text:p>84005</text:p>
          </table:table-cell>
          <table:table-cell table:style-name="ce1"/>
          <table:table-cell office:value-type="float" office:value="11438" table:formula="of:=INT(((0.6+(0.02*([.Y13]-2005)))*(12*2*0.0995*5500))-(12*0.0995*5500))+[.AH13]" table:style-name="ce1">
            <text:p>11438</text:p>
          </table:table-cell>
          <table:table-cell office:value-type="float" office:value="95080" table:formula="of:=(12*[.F13]+(12*[.D13] - 920)*([.D13]&gt;450))" table:style-name="ce1">
            <text:p>95080</text:p>
          </table:table-cell>
          <table:table-cell office:value-type="float" office:value="0" table:style-name="ce1">
            <text:p>0</text:p>
          </table:table-cell>
          <table:table-cell office:value-type="float" office:value="8812" table:formula="of:=INT(MAX(12 *(0.96*[.T13]+[.U13]); MIN(12 *(0.96*[.T13]+[.U13]+[.S13]);  1900)  ))" table:style-name="ce1">
            <text:p>8812</text:p>
          </table:table-cell>
          <table:table-cell table:number-columns-repeated="16350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2000" table:style-name="ce1">
            <text:p>2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37" table:formula="of:=[.Y14]+(65-[.W14])" table:style-name="ce1">
            <text:p>2037</text:p>
          </table:table-cell>
          <table:table-cell office:value-type="float" office:value="0" table:formula="of:=([.O14]=0)*40+([.O14]=1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00" table:formula="of:=0.1*[.$D14]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40" table:formula="of:=0.02*[.D14]" table:style-name="ce1">
            <text:p>40</text:p>
          </table:table-cell>
          <table:table-cell office:value-type="float" office:value="160" table:formula="of:=0.08*[.D14]" table:style-name="ce1">
            <text:p>160</text:p>
          </table:table-cell>
          <table:table-cell office:value-type="float" office:value="30" table:formula="of:=0.015*[.D14]" table:style-name="ce1">
            <text:p>30</text:p>
          </table:table-cell>
          <table:table-cell office:value-type="float" office:value="1" table:formula="of:=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012" table:style-name="ce1">
            <text:p>2012</text:p>
          </table:table-cell>
          <table:table-cell office:value-type="float" office:value="18301" table:formula="of:=MAX([.AF14]-[.AE14]-36-1308;0)" table:style-name="ce3">
            <text:p>18301.00</text:p>
          </table:table-cell>
          <table:table-cell office:value-type="float" office:value="14797" table:formula="of:=[.Z14]-[.AG14]" table:style-name="ce3">
            <text:p>14797.00</text:p>
          </table:table-cell>
          <table:table-cell office:value-type="float" office:value="18700" table:formula="of:=[.Z14]+MAX([.G14]*12-801;0)" table:style-name="ce2">
            <text:p>18700</text:p>
          </table:table-cell>
          <table:table-cell office:value-type="float" office:value="15196" table:formula="of:=MAX([.AB14]-[.AG14];0)" table:style-name="ce2">
            <text:p>15196</text:p>
          </table:table-cell>
          <table:table-cell table:style-name="ce1"/>
          <table:table-cell office:value-type="float" office:value="3355" table:formula="of:=INT(((0.6+(0.02*([.Y14]-2005)))*(2*12*[.Q14]))-(12*[.Q14]))+[.AH14]" table:style-name="ce1">
            <text:p>3355</text:p>
          </table:table-cell>
          <table:table-cell office:value-type="float" office:value="23000" table:formula="of:=(12*[.F14]+(12*[.D14] - 1000)*([.D14]&gt;450))" table:style-name="ce1">
            <text:p>23000</text:p>
          </table:table-cell>
          <table:table-cell office:value-type="float" office:value="3504" table:formula="of:=0.5*7008" table:style-name="ce1">
            <text:p>3504</text:p>
          </table:table-cell>
          <table:table-cell office:value-type="float" office:value="2203" table:formula="of:=INT(MAX(12 *(0.96*[.T14]+[.U14]); MIN(12 *(0.96*[.T14]+[.U14]+[.S14]);  1900)  ))" table:style-name="ce1">
            <text:p>2203</text:p>
          </table:table-cell>
          <table:table-cell table:number-columns-repeated="16350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72" table:formula="of:=[.Y15]+(65-[.W15])" table:style-name="ce1">
            <text:p>2072</text:p>
          </table:table-cell>
          <table:table-cell office:value-type="float" office:value="0" table:formula="of:=([.O15]=0)*40+([.O15]=1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1*[.$D15]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02*[.D15]" table:style-name="ce1">
            <text:p>0</text:p>
          </table:table-cell>
          <table:table-cell office:value-type="float" office:value="0" table:formula="of:=0.08*[.D15]" table:style-name="ce1">
            <text:p>0</text:p>
          </table:table-cell>
          <table:table-cell office:value-type="float" office:value="0" table:formula="of:=0.015*[.D15]" table:style-name="ce1">
            <text:p>0</text:p>
          </table:table-cell>
          <table:table-cell office:value-type="float" office:value="1" table:formula="of:=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012" table:style-name="ce1">
            <text:p>2012</text:p>
          </table:table-cell>
          <table:table-cell table:number-columns-repeated="2" table:style-name="ce3"/>
          <table:table-cell table:number-columns-repeated="2" table:style-name="ce2"/>
          <table:table-cell table:style-name="ce1"/>
          <table:table-cell office:value-type="float" office:value="0" table:formula="of:=INT(((0.6+(0.02*([.Y15]-2005)))*(2*12*[.Q15]))-(12*[.Q15]))+[.AH15]" table:style-name="ce1">
            <text:p>0</text:p>
          </table:table-cell>
          <table:table-cell office:value-type="float" office:value="0" table:formula="of:=(12*[.F15]+(12*[.D15] - 1000)*([.D15]&gt;450)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NT(MAX(12 *(0.96*[.T15]+[.U15]); MIN(12 *(0.96*[.T15]+[.U15]+[.S15]);  1900)  ))" table:style-name="ce1">
            <text:p>0</text:p>
          </table:table-cell>
          <table:table-cell table:number-columns-repeated="1635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3000" table:style-name="ce1">
            <text:p>3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34" table:formula="of:=[.Y16]+(65-[.W16])" table:style-name="ce1">
            <text:p>2034</text:p>
          </table:table-cell>
          <table:table-cell office:value-type="float" office:value="0" table:formula="of:=([.O16]=0)*40+([.O16]=1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300" table:formula="of:=0.1*[.D16]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60" table:formula="of:=0.02*[.D16]" table:style-name="ce1">
            <text:p>60</text:p>
          </table:table-cell>
          <table:table-cell office:value-type="float" office:value="240" table:formula="of:=0.08*[.D16]" table:style-name="ce1">
            <text:p>240</text:p>
          </table:table-cell>
          <table:table-cell office:value-type="float" office:value="45" table:formula="of:=0.015*[.D16]" table:style-name="ce1">
            <text:p>45</text:p>
          </table:table-cell>
          <table:table-cell office:value-type="float" office:value="1" table:formula="of:=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009" table:style-name="ce1">
            <text:p>2009</text:p>
          </table:table-cell>
          <table:table-cell office:value-type="float" office:value="30940" table:formula="of:=MAX([.AF16]-[.AE16]-36-1308;0)" table:style-name="ce3">
            <text:p>30940.00</text:p>
          </table:table-cell>
          <table:table-cell office:value-type="float" office:value="27928" table:formula="of:=[.Z16]-[.AG16]" table:style-name="ce3">
            <text:p>27928.00</text:p>
          </table:table-cell>
          <table:table-cell office:value-type="float" office:value="31339" table:formula="of:=[.Z16]+MAX([.G16]*12-801;0)" table:style-name="ce2">
            <text:p>31339</text:p>
          </table:table-cell>
          <table:table-cell office:value-type="float" office:value="28327" table:formula="of:=MAX([.AB16]-[.AG16];0)" table:style-name="ce2">
            <text:p>28327</text:p>
          </table:table-cell>
          <table:table-cell table:style-name="ce1"/>
          <table:table-cell office:value-type="float" office:value="2796" table:formula="of:=INT(((0.6+(0.02*([.Y16]-2005)))*(2*12*[.Q16]))-(12*[.Q16]))+[.AH16]" table:style-name="ce1">
            <text:p>2796</text:p>
          </table:table-cell>
          <table:table-cell office:value-type="float" office:value="35080" table:formula="of:=(12*[.F16]+(12*[.D16] - 920)*([.D16]&gt;450))" table:style-name="ce1">
            <text:p>35080</text:p>
          </table:table-cell>
          <table:table-cell office:value-type="float" office:value="3012" table:formula="of:=0.5*6024" table:style-name="ce1">
            <text:p>3012</text:p>
          </table:table-cell>
          <table:table-cell office:value-type="float" office:value="1500" table:formula="of:=INT(MIN(1500;12*([.S16]+[.T16]+[.U16])))" table:style-name="ce1">
            <text:p>1500</text:p>
          </table:table-cell>
          <table:table-cell table:number-columns-repeated="1635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69" table:formula="of:=[.Y17]+(65-[.W17])" table:style-name="ce1">
            <text:p>2069</text:p>
          </table:table-cell>
          <table:table-cell office:value-type="float" office:value="0" table:formula="of:=([.O17]=0)*40+([.O17]=1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1*[.D17]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02*[.D17]" table:style-name="ce1">
            <text:p>0</text:p>
          </table:table-cell>
          <table:table-cell office:value-type="float" office:value="0" table:formula="of:=0.08*[.D17]" table:style-name="ce1">
            <text:p>0</text:p>
          </table:table-cell>
          <table:table-cell office:value-type="float" office:value="0" table:formula="of:=0.015*[.D17]" table:style-name="ce1">
            <text:p>0</text:p>
          </table:table-cell>
          <table:table-cell office:value-type="float" office:value="1" table:formula="of:=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009" table:style-name="ce1">
            <text:p>2009</text:p>
          </table:table-cell>
          <table:table-cell table:number-columns-repeated="2" table:style-name="ce3"/>
          <table:table-cell table:number-columns-repeated="2" table:style-name="ce2"/>
          <table:table-cell table:style-name="ce1"/>
          <table:table-cell office:value-type="float" office:value="0" table:formula="of:=INT(((0.6+(0.02*([.Y17]-2005)))*(2*12*[.Q17]))-(12*[.Q17]))+[.AH17]" table:style-name="ce1">
            <text:p>0</text:p>
          </table:table-cell>
          <table:table-cell office:value-type="float" office:value="0" table:formula="of:=(12*[.F17]+(12*[.D17] - 1000)*([.D17]&gt;450)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NT(MAX(12 *(0.96*[.T17]+[.U17]); MIN(12 *(0.96*[.T17]+[.U17]+[.S17]);  1900)  ))" table:style-name="ce1">
            <text:p>0</text:p>
          </table:table-cell>
          <table:table-cell table:number-columns-repeated="16350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2000" table:style-name="ce1">
            <text:p>2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2030" table:formula="of:=[.Y18]+(65-[.W18])" table:style-name="ce1">
            <text:p>2030</text:p>
          </table:table-cell>
          <table:table-cell office:value-type="float" office:value="0" table:formula="of:=([.O18]=0)*40+([.O18]=1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00" table:formula="of:=0.1*[.D18]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40" table:formula="of:=0.02*[.D18]" table:style-name="ce1">
            <text:p>40</text:p>
          </table:table-cell>
          <table:table-cell office:value-type="float" office:value="160" table:formula="of:=0.08*[.D18]" table:style-name="ce1">
            <text:p>160</text:p>
          </table:table-cell>
          <table:table-cell office:value-type="float" office:value="30" table:formula="of:=0.015*[.D18]" table:style-name="ce1">
            <text:p>30</text:p>
          </table:table-cell>
          <table:table-cell office:value-type="float" office:value="1" table:formula="of:=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005" table:style-name="ce1">
            <text:p>2005</text:p>
          </table:table-cell>
          <table:table-cell office:value-type="float" office:value="30335" table:formula="of:=MAX([.AF18]-[.AE18]-36-1308;0)" table:style-name="ce3">
            <text:p>30335.00</text:p>
          </table:table-cell>
          <table:table-cell office:value-type="float" office:value="27431" table:formula="of:=[.Z18]-[.AG18]" table:style-name="ce3">
            <text:p>27431.00</text:p>
          </table:table-cell>
          <table:table-cell office:value-type="float" office:value="40914" table:formula="of:=[.Z18]+MAX([.G18]*12-1370-51;0)" table:style-name="ce2">
            <text:p>40914</text:p>
          </table:table-cell>
          <table:table-cell office:value-type="float" office:value="38010" table:formula="of:=MAX([.AB18]-[.AG18];0)" table:style-name="ce2">
            <text:p>38010</text:p>
          </table:table-cell>
          <table:table-cell table:style-name="ce1"/>
          <table:table-cell office:value-type="float" office:value="1980" table:formula="of:=INT(((0.6+(0.02*([.Y18]-2005)))*(2*12*[.Q18]))-(12*[.Q18]))+[.AH18]" table:style-name="ce1">
            <text:p>1980</text:p>
          </table:table-cell>
          <table:table-cell office:value-type="float" office:value="33659" table:formula="of:=(12*[.F18]+((12*[.D18])-920)*([.D18]&gt;450)+MAX((12*[.G18])-51-1370;0))" table:style-name="ce1">
            <text:p>33659</text:p>
          </table:table-cell>
          <table:table-cell office:value-type="float" office:value="2904" table:formula="of:=5808/2" table:style-name="ce1">
            <text:p>2904</text:p>
          </table:table-cell>
          <table:table-cell office:value-type="float" office:value="1500" table:formula="of:=INT(MIN(1500;12*([.S18]+[.T18]+[.U18])))" table:style-name="ce1">
            <text:p>1500</text:p>
          </table:table-cell>
          <table:table-cell table:number-columns-repeated="16350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65" table:formula="of:=[.Y19]+(65-[.W19])" table:style-name="ce1">
            <text:p>2065</text:p>
          </table:table-cell>
          <table:table-cell office:value-type="float" office:value="0" table:formula="of:=([.O19]=0)*40+([.O19]=1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1*[.D19]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02*[.D19]" table:style-name="ce1">
            <text:p>0</text:p>
          </table:table-cell>
          <table:table-cell office:value-type="float" office:value="0" table:formula="of:=0.08*[.D19]" table:style-name="ce1">
            <text:p>0</text:p>
          </table:table-cell>
          <table:table-cell office:value-type="float" office:value="0" table:formula="of:=0.015*[.D19]" table:style-name="ce1">
            <text:p>0</text:p>
          </table:table-cell>
          <table:table-cell office:value-type="float" office:value="1" table:formula="of:=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005" table:style-name="ce1">
            <text:p>2005</text:p>
          </table:table-cell>
          <table:table-cell table:number-columns-repeated="2" table:style-name="ce3"/>
          <table:table-cell table:number-columns-repeated="2" table:style-name="ce2"/>
          <table:table-cell table:style-name="ce1"/>
          <table:table-cell office:value-type="float" office:value="0" table:formula="of:=INT(((0.6+(0.02*([.Y19]-2005)))*(2*12*[.Q19]))-(12*[.Q19]))+[.AH19]" table:style-name="ce1">
            <text:p>0</text:p>
          </table:table-cell>
          <table:table-cell office:value-type="float" office:value="0" table:formula="of:=(12*[.F19]+(12*[.D19] - 1000)*([.D19]&gt;450)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NT(MAX(12 *(0.96*[.T19]+[.U19]); MIN(12 *(0.96*[.T19]+[.U19]+[.S19]);  1900)  ))" table:style-name="ce1">
            <text:p>0</text:p>
          </table:table-cell>
          <table:table-cell table:number-columns-repeated="16350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2000" table:style-name="ce1">
            <text:p>2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53" table:formula="of:=[.Y20]+(65-[.W20])" table:style-name="ce1">
            <text:p>2053</text:p>
          </table:table-cell>
          <table:table-cell office:value-type="float" office:value="0" table:formula="of:=([.O20]=0)*40+([.O20]=1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00" table:formula="of:=0.1*[.$D20]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40" table:formula="of:=0.02*[.D20]" table:style-name="ce1">
            <text:p>40</text:p>
          </table:table-cell>
          <table:table-cell office:value-type="float" office:value="160" table:formula="of:=0.08*[.D20]" table:style-name="ce1">
            <text:p>160</text:p>
          </table:table-cell>
          <table:table-cell office:value-type="float" office:value="30" table:formula="of:=0.015*[.D20]" table:style-name="ce1">
            <text:p>30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19033" table:formula="of:=MAX([.AF20]-[.AE20]-36;0)" table:style-name="ce3">
            <text:p>19033.00</text:p>
          </table:table-cell>
          <table:table-cell office:value-type="float" office:value="19033" table:formula="of:=[.Z20]-[.AG20]" table:style-name="ce3">
            <text:p>19033.00</text:p>
          </table:table-cell>
          <table:table-cell office:value-type="float" office:value="19033" table:formula="of:=[.Z20]+MAX([.G20]*12-801;0)" table:style-name="ce2">
            <text:p>19033</text:p>
          </table:table-cell>
          <table:table-cell office:value-type="float" office:value="19033" table:formula="of:=MAX([.AB20]-[.AG20];0)" table:style-name="ce2">
            <text:p>19033</text:p>
          </table:table-cell>
          <table:table-cell table:style-name="ce1"/>
          <table:table-cell office:value-type="float" office:value="3931" table:formula="of:=INT(((0.6+(0.02*([.Y20]-2005)))*(2*12*[.Q20]))-(12*[.Q20]))+[.AH20]" table:style-name="ce1">
            <text:p>3931</text:p>
          </table:table-cell>
          <table:table-cell office:value-type="float" office:value="23000" table:formula="of:=(12*[.F20]+(12*[.D20] - 1000)*([.D20]&gt;450))" table:style-name="ce1">
            <text:p>23000</text:p>
          </table:table-cell>
          <table:table-cell office:value-type="float" office:value="0" table:style-name="ce1">
            <text:p>0</text:p>
          </table:table-cell>
          <table:table-cell office:value-type="float" office:value="2203" table:formula="of:=INT(MAX(12 *(0.96*[.T20]+[.U20]); MIN(12 *(0.96*[.T20]+[.U20]+[.S20]);  1900)  ))" table:style-name="ce1">
            <text:p>2203</text:p>
          </table:table-cell>
          <table:table-cell table:number-columns-repeated="16350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53" table:formula="of:=[.Y21]+(65-[.W21])" table:style-name="ce1">
            <text:p>2053</text:p>
          </table:table-cell>
          <table:table-cell office:value-type="float" office:value="0" table:formula="of:=([.O21]=0)*40+([.O21]=1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100" table:formula="of:=0.1*[.$D21]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" table:formula="of:=0.02*[.D21]" table:style-name="ce1">
            <text:p>20</text:p>
          </table:table-cell>
          <table:table-cell office:value-type="float" office:value="80" table:formula="of:=0.08*[.D21]" table:style-name="ce1">
            <text:p>80</text:p>
          </table:table-cell>
          <table:table-cell office:value-type="float" office:value="15" table:formula="of:=0.015*[.D21]" table:style-name="ce1">
            <text:p>15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8759" table:formula="of:=MAX([.AF21]-[.AE21]-36;0)" table:style-name="ce3">
            <text:p>8759.00</text:p>
          </table:table-cell>
          <table:table-cell office:value-type="float" office:value="8759" table:formula="of:=[.Z21]-[.AG21]" table:style-name="ce3">
            <text:p>8759.00</text:p>
          </table:table-cell>
          <table:table-cell office:value-type="float" office:value="8759" table:formula="of:=[.Z21]+MAX([.G21]*12-801;0)" table:style-name="ce2">
            <text:p>8759</text:p>
          </table:table-cell>
          <table:table-cell office:value-type="float" office:value="8759" table:formula="of:=MAX([.AB21]-[.AG21];0)" table:style-name="ce2">
            <text:p>8759</text:p>
          </table:table-cell>
          <table:table-cell table:style-name="ce1"/>
          <table:table-cell office:value-type="float" office:value="2205" table:formula="of:=INT(((0.6+(0.02*([.Y21]-2005)))*(2*12*[.Q21]))-(12*[.Q21]))+[.AH21]" table:style-name="ce1">
            <text:p>2205</text:p>
          </table:table-cell>
          <table:table-cell office:value-type="float" office:value="11000" table:formula="of:=(12*[.F21]+(12*[.D21] - 1000)*([.D21]&gt;450))" table:style-name="ce1">
            <text:p>11000</text:p>
          </table:table-cell>
          <table:table-cell office:value-type="float" office:value="0" table:style-name="ce1">
            <text:p>0</text:p>
          </table:table-cell>
          <table:table-cell office:value-type="float" office:value="1341" table:formula="of:=INT(MAX(12 *(0.96*[.T21]+[.U21]); MIN(12 *(0.96*[.T21]+[.U21]+[.S21]);  1900)  ))" table:style-name="ce1">
            <text:p>1341</text:p>
          </table:table-cell>
          <table:table-cell table:number-columns-repeated="16350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3000" table:style-name="ce1">
            <text:p>3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2053" table:formula="of:=[.Y22]+(65-[.W22])" table:style-name="ce1">
            <text:p>2053</text:p>
          </table:table-cell>
          <table:table-cell office:value-type="float" office:value="0" table:formula="of:=([.O22]=0)*40+([.O22]=1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300" table:formula="of:=0.1*[.$D22]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60" table:formula="of:=0.02*[.D22]" table:style-name="ce1">
            <text:p>60</text:p>
          </table:table-cell>
          <table:table-cell office:value-type="float" office:value="240" table:formula="of:=0.08*[.D22]" table:style-name="ce1">
            <text:p>240</text:p>
          </table:table-cell>
          <table:table-cell office:value-type="float" office:value="45" table:formula="of:=0.015*[.D22]" table:style-name="ce1">
            <text:p>45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24050.5" table:formula="of:=0.5*([.AF22]+[.AF23]-([.AE22]+[.AE23])-2*36)" table:style-name="ce3">
            <text:p>24050.50</text:p>
          </table:table-cell>
          <table:table-cell office:value-type="float" office:value="16622.5" table:formula="of:=[.Z22]-[.AG22]" table:style-name="ce3">
            <text:p>16622.50</text:p>
          </table:table-cell>
          <table:table-cell office:value-type="float" office:value="24449.5" table:formula="of:=[.Z22]+MAX(0.5*([.G22]*12-(2*801));0)" table:style-name="ce2">
            <text:p>24449.5</text:p>
          </table:table-cell>
          <table:table-cell office:value-type="float" office:value="17021.5" table:formula="of:=MAX([.AB22]-[.AG22];0)" table:style-name="ce2">
            <text:p>17021.5</text:p>
          </table:table-cell>
          <table:table-cell table:style-name="ce1"/>
          <table:table-cell office:value-type="float" office:value="5896" table:formula="of:=INT(((0.6+(0.02*([.Y22]-2005)))*(2*12*[.Q22]))-(12*[.Q22]))+[.AH22]" table:style-name="ce1">
            <text:p>5896</text:p>
          </table:table-cell>
          <table:table-cell office:value-type="float" office:value="35000" table:formula="of:=(12*[.F22]+(12*[.D22] - 1000)*([.D22]&gt;450))" table:style-name="ce1">
            <text:p>35000</text:p>
          </table:table-cell>
          <table:table-cell office:value-type="float" office:value="7428" table:formula="of:=7428/2*2" table:style-name="ce1">
            <text:p>7428</text:p>
          </table:table-cell>
          <table:table-cell office:value-type="float" office:value="3304" table:formula="of:=INT(MAX(12 *(0.96*[.T22]+[.U22]); MIN(12 *(0.96*[.T22]+[.U22]+[.S22]);  1900)  ))" table:style-name="ce1">
            <text:p>3304</text:p>
          </table:table-cell>
          <table:table-cell table:number-columns-repeated="16350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2000" table:style-name="ce1">
            <text:p>2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53" table:formula="of:=[.Y23]+(65-[.W23])" table:style-name="ce1">
            <text:p>2053</text:p>
          </table:table-cell>
          <table:table-cell office:value-type="float" office:value="0" table:formula="of:=([.O23]=0)*40+([.O23]=1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00" table:formula="of:=0.1*[.$D23]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40" table:formula="of:=0.02*[.D23]" table:style-name="ce1">
            <text:p>40</text:p>
          </table:table-cell>
          <table:table-cell office:value-type="float" office:value="160" table:formula="of:=0.08*[.D23]" table:style-name="ce1">
            <text:p>160</text:p>
          </table:table-cell>
          <table:table-cell office:value-type="float" office:value="30" table:formula="of:=0.015*[.D23]" table:style-name="ce1">
            <text:p>30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24050.5" table:formula="of:=0.5*([.AF22]+[.AF23]-([.AE22]+[.AE23])-2*36)" table:style-name="ce3">
            <text:p>24050.50</text:p>
          </table:table-cell>
          <table:table-cell office:value-type="float" office:value="16622.5" table:formula="of:=[.Z23]-[.AG23]" table:style-name="ce3">
            <text:p>16622.50</text:p>
          </table:table-cell>
          <table:table-cell office:value-type="float" office:value="24449.5" table:formula="of:=[.Z22]+MAX(0.5*([.G22]*12-(2*801));0)" table:style-name="ce2">
            <text:p>24449.5</text:p>
          </table:table-cell>
          <table:table-cell office:value-type="float" office:value="17021.5" table:formula="of:=MAX([.AB23]-[.AG23];0)" table:style-name="ce2">
            <text:p>17021.5</text:p>
          </table:table-cell>
          <table:table-cell table:style-name="ce1"/>
          <table:table-cell office:value-type="float" office:value="3931" table:formula="of:=INT(((0.6+(0.02*([.Y23]-2005)))*(2*12*[.Q23]))-(12*[.Q23]))+[.AH23]" table:style-name="ce1">
            <text:p>3931</text:p>
          </table:table-cell>
          <table:table-cell office:value-type="float" office:value="23000" table:formula="of:=(12*[.F23]+(12*[.D23] - 1000)*([.D23]&gt;450))" table:style-name="ce1">
            <text:p>23000</text:p>
          </table:table-cell>
          <table:table-cell office:value-type="float" office:value="7428" table:formula="of:=7428/2*2" table:style-name="ce1">
            <text:p>7428</text:p>
          </table:table-cell>
          <table:table-cell office:value-type="float" office:value="2203" table:formula="of:=INT(MAX(12 *(0.96*[.T23]+[.U23]); MIN(12 *(0.96*[.T23]+[.U23]+[.S23]);  1900)  ))" table:style-name="ce1">
            <text:p>2203</text:p>
          </table:table-cell>
          <table:table-cell table:number-columns-repeated="16350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75" table:formula="of:=[.Y24]+(65-[.W24])" table:style-name="ce1">
            <text:p>2075</text:p>
          </table:table-cell>
          <table:table-cell office:value-type="float" office:value="0" table:formula="of:=([.O24]=0)*40+([.O24]=1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1*[.$D24]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02*[.D24]" table:style-name="ce1">
            <text:p>0</text:p>
          </table:table-cell>
          <table:table-cell office:value-type="float" office:value="0" table:formula="of:=0.08*[.D24]" table:style-name="ce1">
            <text:p>0</text:p>
          </table:table-cell>
          <table:table-cell office:value-type="float" office:value="0" table:formula="of:=0.015*[.D24]" table:style-name="ce1">
            <text:p>0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table:number-columns-repeated="2" table:style-name="ce3"/>
          <table:table-cell table:number-columns-repeated="2" table:style-name="ce2"/>
          <table:table-cell table:style-name="ce1"/>
          <table:table-cell office:value-type="float" office:value="0" table:formula="of:=INT(((0.6+(0.02*([.Y24]-2005)))*(2*12*[.Q24]))-(12*[.Q24]))+[.AH24]" table:style-name="ce1">
            <text:p>0</text:p>
          </table:table-cell>
          <table:table-cell office:value-type="float" office:value="0" table:formula="of:=(12*[.F24]+(12*[.D24] - 1000)*([.D24]&gt;450)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NT(MAX(12 *(0.96*[.T24]+[.U24]); MIN(12 *(0.96*[.T24]+[.U24]+[.S24]);  1900)  ))" table:style-name="ce1">
            <text:p>0</text:p>
          </table:table-cell>
          <table:table-cell table:number-columns-repeated="16350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0" table:formula="of:=[.Y25]+(65-[.W25])" table:style-name="ce1">
            <text:p>2080</text:p>
          </table:table-cell>
          <table:table-cell office:value-type="float" office:value="0" table:formula="of:=([.O25]=0)*40+([.O25]=1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1*[.$D25]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02*[.D25]" table:style-name="ce1">
            <text:p>0</text:p>
          </table:table-cell>
          <table:table-cell office:value-type="float" office:value="0" table:formula="of:=0.08*[.D25]" table:style-name="ce1">
            <text:p>0</text:p>
          </table:table-cell>
          <table:table-cell office:value-type="float" office:value="0" table:formula="of:=0.015*[.D25]" table:style-name="ce1">
            <text:p>0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table:number-columns-repeated="2" table:style-name="ce3"/>
          <table:table-cell table:number-columns-repeated="2" table:style-name="ce2"/>
          <table:table-cell table:style-name="ce1"/>
          <table:table-cell office:value-type="float" office:value="0" table:formula="of:=INT(((0.6+(0.02*([.Y25]-2005)))*(2*12*[.Q25]))-(12*[.Q25]))+[.AH25]" table:style-name="ce1">
            <text:p>0</text:p>
          </table:table-cell>
          <table:table-cell office:value-type="float" office:value="0" table:formula="of:=(12*[.F25]+(12*[.D25] - 1000)*([.D25]&gt;450)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NT(MAX(12 *(0.96*[.T25]+[.U25]); MIN(12 *(0.96*[.T25]+[.U25]+[.S25]);  1900)  ))" table:style-name="ce1">
            <text:p>0</text:p>
          </table:table-cell>
          <table:table-cell table:number-columns-repeated="16350" table:style-name="ce1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25" table:style-name="ce4">
            <text:p>25</text:p>
          </table:table-cell>
          <table:table-cell office:value-type="float" office:value="7000" table:style-name="ce4">
            <text:p>7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0" table:style-name="ce4">
            <text:p>250</text:p>
          </table:table-cell>
          <table:table-cell office:value-type="float" office:value="0" table:style-name="ce4">
            <text:p>0</text:p>
          </table:table-cell>
          <table:table-cell office:value-type="float" office:value="2043" table:formula="of:=[.Y26]+(65-[.W26])" table:style-name="ce4">
            <text:p>2043</text:p>
          </table:table-cell>
          <table:table-cell office:value-type="float" office:value="0" table:formula="of:=([.O26]=0)*40+([.O26]=1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formula="of:=TRUE" table:style-name="ce4">
            <text:p>WAHR</text:p>
          </table:table-cell>
          <table:table-cell office:value-type="boolean" office:boolean-value="true" table:formula="of:=TRUE" table:style-name="ce4">
            <text:p>WAHR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50" table:style-name="ce4">
            <text:p>50</text:p>
          </table:table-cell>
          <table:table-cell office:value-type="float" office:value="539.4" table:formula="of:=0.093*5800" table:style-name="ce4">
            <text:p>539.4</text:p>
          </table:table-cell>
          <table:table-cell office:value-type="float" office:value="0" table:style-name="ce1">
            <text:p>0</text:p>
          </table:table-cell>
          <table:table-cell office:value-type="float" office:value="140" table:formula="of:=0.02*[.D26]" table:style-name="ce4">
            <text:p>140</text:p>
          </table:table-cell>
          <table:table-cell office:value-type="float" office:value="560" table:formula="of:=0.08*[.D26]" table:style-name="ce4">
            <text:p>560</text:p>
          </table:table-cell>
          <table:table-cell office:value-type="float" office:value="105" table:formula="of:=0.015*[.D26]" table:style-name="ce4">
            <text:p>105</text:p>
          </table:table-cell>
          <table:table-cell office:value-type="float" office:value="0" table:formula="of:=0" table:style-name="ce4">
            <text:p>0</text:p>
          </table:table-cell>
          <table:table-cell office:value-type="float" office:value="40" table:style-name="ce4">
            <text:p>40</text:p>
          </table:table-cell>
          <table:table-cell office:value-type="float" office:value="3" table:style-name="ce4">
            <text:p>3</text:p>
          </table:table-cell>
          <table:table-cell office:value-type="float" office:value="2018" table:style-name="ce4">
            <text:p>2018</text:p>
          </table:table-cell>
          <table:table-cell office:value-type="float" office:value="38436" table:formula="of:=([.AI26]+[.AI27])/2" table:style-name="ce5">
            <text:p>38436.00</text:p>
          </table:table-cell>
          <table:table-cell office:value-type="float" office:value="27294" table:formula="of:=([.$AL$26]+[.$AL$27])/2" table:style-name="ce5">
            <text:p>27294.00</text:p>
          </table:table-cell>
          <table:table-cell office:value-type="float" office:value="39834" table:formula="of:=[.Z26]+MAX([.G26]*12-2*801;0)" table:style-name="ce6">
            <text:p>39834</text:p>
          </table:table-cell>
          <table:table-cell office:value-type="float" office:value="28692" table:formula="of:=[.AA26]+MAX([.G26]*12-2*801;0)" table:style-name="ce5">
            <text:p>28692.00</text:p>
          </table:table-cell>
          <table:table-cell table:style-name="ce4"/>
          <table:table-cell office:value-type="float" office:value="12371" table:formula="of:=INT(((0.6+(0.02*([.Y26]-2005)))*(2*12*[.Q26]))-(12*[.Q26]))+[.AH26]" table:style-name="ce4">
            <text:p>12371</text:p>
          </table:table-cell>
          <table:table-cell office:value-type="float" office:value="83000" table:formula="of:=(12*[.F26]+(12*[.D26] - 1000)*([.D26]&gt;450))" table:style-name="ce4">
            <text:p>83000</text:p>
          </table:table-cell>
          <table:table-cell office:value-type="float" office:value="11142" table:formula="of:=7428/2*3" table:style-name="ce1">
            <text:p>11142</text:p>
          </table:table-cell>
          <table:table-cell office:value-type="float" office:value="7711" table:formula="of:=INT(MAX(12 *(0.96*[.T26]+[.U26]); MIN(12 *(0.96*[.T26]+[.U26]+[.S26]);  1900)  ))" table:style-name="ce4">
            <text:p>7711</text:p>
          </table:table-cell>
          <table:table-cell office:value-type="float" office:value="70023" table:formula="of:=[.AF26]-[.AE26]-36-570" table:style-name="ce1">
            <text:p>70023</text:p>
          </table:table-cell>
          <table:table-cell office:value-type="float" office:value="63174" table:formula="of:=[.AI26]-[.AI27]" table:style-name="ce1">
            <text:p>63174</text:p>
          </table:table-cell>
          <table:table-cell table:style-name="ce1"/>
          <table:table-cell office:value-type="float" office:value="54588" table:formula="of:=[.AI26]-([.AG26]-[.AK27])" table:style-name="ce1">
            <text:p>54588</text:p>
          </table:table-cell>
          <table:table-cell table:style-name="ce1"/>
          <table:table-cell table:style-name="ce4"/>
          <table:table-cell table:number-columns-repeated="1634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800" table:style-name="ce1">
            <text:p>8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2043" table:formula="of:=[.Y27]+(65-[.W27])" table:style-name="ce1">
            <text:p>2043</text:p>
          </table:table-cell>
          <table:table-cell office:value-type="float" office:value="0" table:formula="of:=([.O27]=0)*40+([.O27]=1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74.400000000000006" table:formula="of:=0.093*[.$D27]" table:style-name="ce1">
            <text:p>74.4</text:p>
          </table:table-cell>
          <table:table-cell office:value-type="float" office:value="0" table:style-name="ce1">
            <text:p>0</text:p>
          </table:table-cell>
          <table:table-cell office:value-type="float" office:value="16" table:formula="of:=0.02*[.D27]" table:style-name="ce1">
            <text:p>16</text:p>
          </table:table-cell>
          <table:table-cell office:value-type="float" office:value="64" table:formula="of:=0.08*[.D27]" table:style-name="ce1">
            <text:p>64</text:p>
          </table:table-cell>
          <table:table-cell office:value-type="float" office:value="12" table:formula="of:=0.015*[.D27]" table:style-name="ce1">
            <text:p>1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38436" table:formula="of:=([.AI27]+[.AI26])/2" table:style-name="ce5">
            <text:p>38436.00</text:p>
          </table:table-cell>
          <table:table-cell office:value-type="float" office:value="27294" table:formula="of:=([.$AL$26]+[.$AL$27])/2" table:style-name="ce5">
            <text:p>27294.00</text:p>
          </table:table-cell>
          <table:table-cell office:value-type="float" office:value="39834" table:formula="of:=[.Z27]+MAX([.G27]*12-2*801;0)" table:style-name="ce2">
            <text:p>39834</text:p>
          </table:table-cell>
          <table:table-cell office:value-type="float" office:value="28692" table:formula="of:=[.AA27]+MAX([.G26]*12-2*801;0)" table:style-name="ce5">
            <text:p>28692.00</text:p>
          </table:table-cell>
          <table:table-cell table:style-name="ce1"/>
          <table:table-cell office:value-type="float" office:value="1715" table:formula="of:=INT(((0.6+(0.02*([.Y27]-2005)))*(2*12*[.Q27]))-(12*[.Q27]))+[.AH27]" table:style-name="ce1">
            <text:p>1715</text:p>
          </table:table-cell>
          <table:table-cell office:value-type="float" office:value="8600" table:formula="of:=(12*[.F27]+(12*[.D27] - 1000)*([.D27]&gt;450))" table:style-name="ce1">
            <text:p>8600</text:p>
          </table:table-cell>
          <table:table-cell office:value-type="float" office:value="11142" table:formula="of:=7428/2*3" table:style-name="ce1">
            <text:p>11142</text:p>
          </table:table-cell>
          <table:table-cell office:value-type="float" office:value="1073" table:formula="of:=INT(MAX(12 *(0.96*[.T27]+[.U27]); MIN(12 *(0.96*[.T27]+[.U27]+[.S27]);  1900)  ))" table:style-name="ce1">
            <text:p>1073</text:p>
          </table:table-cell>
          <table:table-cell office:value-type="float" office:value="6849" table:formula="of:=[.AF27]-[.AE27]-36" table:style-name="ce1">
            <text:p>6849</text:p>
          </table:table-cell>
          <table:table-cell table:style-name="ce1"/>
          <table:table-cell office:value-type="float" office:value="-4293" table:formula="of:=[.AI27]-[.AG27]" table:style-name="ce1">
            <text:p>-4293</text:p>
          </table:table-cell>
          <table:table-cell office:value-type="float" office:value="0" table:formula="of:=[.AI27]-([.AG27]+[.AK27])" table:style-name="ce1">
            <text:p>0</text:p>
          </table:table-cell>
          <table:table-cell table:number-columns-repeated="16346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2068" table:formula="of:=[.Y28]+(65-[.W28])" table:style-name="ce1">
            <text:p>2068</text:p>
          </table:table-cell>
          <table:table-cell office:value-type="float" office:value="0" table:formula="of:=([.O28]=0)*40+([.O28]=1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1*[.$D28]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02*[.D28]" table:style-name="ce1">
            <text:p>0</text:p>
          </table:table-cell>
          <table:table-cell office:value-type="float" office:value="0" table:formula="of:=0.08*[.D28]" table:style-name="ce1">
            <text:p>0</text:p>
          </table:table-cell>
          <table:table-cell office:value-type="float" office:value="0" table:formula="of:=0.015*[.D28]" table:style-name="ce1">
            <text:p>0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table:number-columns-repeated="5" table:style-name="ce2"/>
          <table:table-cell office:value-type="float" office:value="0" table:formula="of:=(12*[.D28]+(12*[.B28] - 1000)*([.B28]&gt;450))" table:style-name="ce1">
            <text:p>0</text:p>
          </table:table-cell>
          <table:table-cell office:value-type="float" office:value="0" table:formula="of:=(12*[.F28]+(12*[.D28] - 1000)*([.D28]&gt;450)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NT(MAX(12 *(0.96*[.T28]+[.U28]); MIN(12 *(0.96*[.T28]+[.U28]+[.S28]);  1900)  ))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9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2073" table:formula="of:=[.Y29]+(65-[.W29])" table:style-name="ce1">
            <text:p>2073</text:p>
          </table:table-cell>
          <table:table-cell office:value-type="float" office:value="0" table:formula="of:=([.O29]=0)*40+([.O29]=1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1*[.$D29]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02*[.D29]" table:style-name="ce1">
            <text:p>0</text:p>
          </table:table-cell>
          <table:table-cell office:value-type="float" office:value="0" table:formula="of:=0.08*[.D29]" table:style-name="ce1">
            <text:p>0</text:p>
          </table:table-cell>
          <table:table-cell office:value-type="float" office:value="0" table:formula="of:=0.015*[.D29]" table:style-name="ce1">
            <text:p>0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table:number-columns-repeated="5" table:style-name="ce2"/>
          <table:table-cell office:value-type="float" office:value="0" table:formula="of:=(12*[.D29]+(12*[.B29] - 1000)*([.B29]&gt;450))" table:style-name="ce1">
            <text:p>0</text:p>
          </table:table-cell>
          <table:table-cell office:value-type="float" office:value="0" table:formula="of:=(12*[.F29]+(12*[.D29] - 1000)*([.D29]&gt;450)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NT(MAX(12 *(0.96*[.T29]+[.U29]); MIN(12 *(0.96*[.T29]+[.U29]+[.S29]);  1900)  ))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9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75" table:formula="of:=[.Y30]+(65-[.W30])" table:style-name="ce1">
            <text:p>2075</text:p>
          </table:table-cell>
          <table:table-cell office:value-type="float" office:value="0" table:formula="of:=([.O30]=0)*40+([.O30]=1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TRUE" table:style-name="ce1">
            <text:p>WAHR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1*[.$D30]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0.02*[.D30]" table:style-name="ce1">
            <text:p>0</text:p>
          </table:table-cell>
          <table:table-cell office:value-type="float" office:value="0" table:formula="of:=0.08*[.D30]" table:style-name="ce1">
            <text:p>0</text:p>
          </table:table-cell>
          <table:table-cell office:value-type="float" office:value="0" table:formula="of:=0.015*[.D30]" table:style-name="ce1">
            <text:p>0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table:number-columns-repeated="5" table:style-name="ce2"/>
          <table:table-cell office:value-type="float" office:value="0" table:formula="of:=(12*[.D30]+(12*[.B30] - 1000)*([.B30]&gt;450))" table:style-name="ce1">
            <text:p>0</text:p>
          </table:table-cell>
          <table:table-cell office:value-type="float" office:value="0" table:formula="of:=(12*[.F30]+(12*[.D30] - 1000)*([.D30]&gt;450)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NT(MAX(12 *(0.96*[.T30]+[.U30]); MIN(12 *(0.96*[.T30]+[.U30]+[.S30]);  1900)  ))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9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30" table:style-name="ce1">
            <text:p>30</text:p>
          </table:table-cell>
          <table:table-cell office:value-type="float" office:value="900" table:style-name="ce1">
            <text:p>9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08" table:formula="of:=[.Y31]+(65-[.W31])" table:style-name="ce1">
            <text:p>2008</text:p>
          </table:table-cell>
          <table:table-cell office:value-type="float" office:value="0" table:formula="of:=([.O31]=0)*40+([.O31]=1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boolean" office:boolean-value="false" table:formula="of:=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90" table:formula="of:=0.1*[.D31]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18" table:formula="of:=0.02*[.D31]" table:style-name="ce1">
            <text:p>18</text:p>
          </table:table-cell>
          <table:table-cell office:value-type="float" office:value="72" table:formula="of:=0.08*[.D31]" table:style-name="ce1">
            <text:p>72</text:p>
          </table:table-cell>
          <table:table-cell office:value-type="float" office:value="13.5" table:formula="of:=0.015*[.D31]" table:style-name="ce1">
            <text:p>13.5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float" office:value="2010" table:style-name="ce1">
            <text:p>2010</text:p>
          </table:table-cell>
          <table:table-cell office:value-type="float" office:value="6685" table:formula="of:=MAX([.AF31]-[.AE31]-36;0) - [.AM31]" table:style-name="ce3">
            <text:p>6685.00</text:p>
          </table:table-cell>
          <table:table-cell office:value-type="float" office:value="6685" table:formula="of:=[.Z31]-[.AG31]" table:style-name="ce3">
            <text:p>6685.00</text:p>
          </table:table-cell>
          <table:table-cell office:value-type="float" office:value="7084" table:formula="of:=[.Z31]+MAX([.G31]*12-801;0)" table:style-name="ce2">
            <text:p>7084</text:p>
          </table:table-cell>
          <table:table-cell office:value-type="float" office:value="7084" table:formula="of:=MAX([.AB31]-[.AG31];0)" table:style-name="ce2">
            <text:p>7084</text:p>
          </table:table-cell>
          <table:table-cell table:style-name="ce1"/>
          <table:table-cell office:value-type="float" office:value="1639" table:formula="of:=INT(((0.6+(0.02*([.Y31]-2005)))*(2*12*[.Q31]))-(12*[.Q31]))+[.AH31]" table:style-name="ce1">
            <text:p>1639</text:p>
          </table:table-cell>
          <table:table-cell office:value-type="float" office:value="9880" table:formula="of:=(12*[.F31]+(12*[.D31] - 920)*([.D31]&gt;450))" table:style-name="ce1">
            <text:p>9880</text:p>
          </table:table-cell>
          <table:table-cell office:value-type="float" office:value="0" table:style-name="ce1">
            <text:p>0</text:p>
          </table:table-cell>
          <table:table-cell office:value-type="float" office:value="1207" table:formula="of:=INT(MAX(12 *(0.96*[.T31]+[.U31]); MIN(12 *(0.96*[.T31]+[.U31]+[.S31]);  1900)  ))" table:style-name="ce1">
            <text:p>1207</text:p>
          </table:table-cell>
          <table:table-cell table:number-columns-repeated="4" table:style-name="ce1"/>
          <table:table-cell office:value-type="float" office:value="1520" table:style-name="ce1">
            <text:p>1520</text:p>
          </table:table-cell>
          <table:table-cell table:number-columns-repeated="16345" table:style-name="ce1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/>
    <dc:creator>Sommer, Eric</dc:creator>
    <meta:creation-date>2006-09-16T00:00:00Z</meta:creation-date>
    <dc:date>2020-02-26T09:34:39Z</dc:date>
    <meta:editing-cycles>5</meta:editing-cycles>
    <meta:editing-duration>PT0S</meta:editing-duration>
  </office:meta>
</office:document-meta>
</file>